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7f5cf" officeooo:paragraph-rsid="0007f5cf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8892f" officeooo:paragraph-rsid="001bd30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7f5cf" officeooo:paragraph-rsid="0007f5cf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07f5cf" officeooo:paragraph-rsid="0012c34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07f5cf" officeooo:paragraph-rsid="0008892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7f5cf" officeooo:paragraph-rsid="0012e15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2e15a" officeooo:paragraph-rsid="0012e15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8892f" officeooo:paragraph-rsid="0008892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08892f" officeooo:paragraph-rsid="0012e15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08892f" officeooo:paragraph-rsid="000a575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officeooo:rsid="0008892f" officeooo:paragraph-rsid="001bd30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officeooo:rsid="0008892f" officeooo:paragraph-rsid="000c3a4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officeooo:rsid="000a5755" officeooo:paragraph-rsid="0017409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officeooo:rsid="000a5755" officeooo:paragraph-rsid="0012e15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weight="normal" officeooo:rsid="000a5755" officeooo:paragraph-rsid="0007f5c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fo:font-weight="normal" officeooo:rsid="000a5755" officeooo:paragraph-rsid="001bd306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rsid="000a5755" officeooo:paragraph-rsid="000a575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a5755" officeooo:paragraph-rsid="0012e15a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165aea" officeooo:paragraph-rsid="00165ae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165aea" officeooo:paragraph-rsid="0017409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officeooo:rsid="00165aea" officeooo:paragraph-rsid="00186ff2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officeooo:rsid="00165aea" officeooo:paragraph-rsid="00195d95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fo:font-weight="normal" officeooo:rsid="00186ff2" officeooo:paragraph-rsid="00186ff2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weight="normal" officeooo:rsid="001412c7" officeooo:paragraph-rsid="001412c7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fo:font-weight="normal" officeooo:rsid="0020a1e0" officeooo:paragraph-rsid="0020a1e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officeooo:rsid="001bd306" officeooo:paragraph-rsid="001d2338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officeooo:rsid="001bd306" officeooo:paragraph-rsid="001bd30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officeooo:rsid="000c3a49" officeooo:paragraph-rsid="000c3a4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style="italic" fo:font-weight="normal" officeooo:rsid="003632bc" officeooo:paragraph-rsid="003632bc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8892f"/>
    </style:style>
    <style:style style:name="T2" style:family="text">
      <style:text-properties officeooo:rsid="000a5755"/>
    </style:style>
    <style:style style:name="T3" style:family="text">
      <style:text-properties officeooo:rsid="000c3a49"/>
    </style:style>
    <style:style style:name="T4" style:family="text">
      <style:text-properties officeooo:rsid="000e366d"/>
    </style:style>
    <style:style style:name="T5" style:family="text">
      <style:text-properties officeooo:rsid="0012e15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e15a" style:font-weight-asian="bold" style:font-weight-complex="bold"/>
    </style:style>
    <style:style style:name="T8" style:family="text">
      <style:text-properties fo:font-weight="bold" officeooo:rsid="001412c7" style:font-weight-asian="bold" style:font-weight-complex="bold"/>
    </style:style>
    <style:style style:name="T9" style:family="text">
      <style:text-properties fo:font-weight="bold" officeooo:rsid="0015c81d" style:font-weight-asian="bold" style:font-weight-complex="bold"/>
    </style:style>
    <style:style style:name="T10" style:family="text">
      <style:text-properties officeooo:rsid="001412c7"/>
    </style:style>
    <style:style style:name="T11" style:family="text">
      <style:text-properties officeooo:rsid="0015c81d"/>
    </style:style>
    <style:style style:name="T12" style:family="text">
      <style:text-properties officeooo:rsid="00165aea"/>
    </style:style>
    <style:style style:name="T13" style:family="text">
      <style:text-properties officeooo:rsid="00174098"/>
    </style:style>
    <style:style style:name="T14" style:family="text">
      <style:text-properties officeooo:rsid="00186ff2"/>
    </style:style>
    <style:style style:name="T15" style:family="text">
      <style:text-properties officeooo:rsid="00195d95"/>
    </style:style>
    <style:style style:name="T16" style:family="text">
      <style:text-properties officeooo:rsid="001a2f18"/>
    </style:style>
    <style:style style:name="T17" style:family="text">
      <style:text-properties officeooo:rsid="001d2338"/>
    </style:style>
    <style:style style:name="T18" style:family="text">
      <style:text-properties fo:font-style="italic" fo:font-weight="bold" officeooo:rsid="001d2338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412c7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a575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08892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0a1e0" style:font-style-asian="italic" style:font-weight-asian="bold" style:font-style-complex="italic" style:font-weight-complex="bold"/>
    </style:style>
    <style:style style:name="T23" style:family="text">
      <style:text-properties fo:font-style="normal" officeooo:rsid="001d2338" style:font-style-asian="normal" style:font-style-complex="normal"/>
    </style:style>
    <style:style style:name="T24" style:family="text">
      <style:text-properties officeooo:rsid="0020a1e0"/>
    </style:style>
    <style:style style:name="T25" style:family="text">
      <style:text-properties officeooo:rsid="0020b6cd"/>
    </style:style>
    <style:style style:name="T26" style:family="text">
      <style:text-properties officeooo:rsid="003632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alysis of an A<text:span text:style-name="T3">utomated </text:span>T<text:span text:style-name="T3">eller </text:span>Machine <text:span text:style-name="T3">(ATM) </text:span><text:span text:style-name="T26">user perspective </text:span>:</text:p>
      <text:p text:style-name="P31">Note: This assignment was Google translated.</text:p>
      <text:p text:style-name="P1"/>
      <text:p text:style-name="P2">The ATM functions has been categorised into <text:span text:style-name="T13">five</text:span><text:span text:style-name="T2"> </text:span><text:span text:style-name="T4">steps</text:span>:</text:p>
      <text:p text:style-name="P2"/>
      <text:list xml:id="list4169207832" text:style-name="L1">
        <text:list-item>
          <text:p text:style-name="P5">case 0: <text:span text:style-name="T12">T</text:span>he user inserts the card</text:p>
          <text:list>
            <text:list-item>
              <text:p text:style-name="P6">ATM validate the card</text:p>
            </text:list-item>
            <text:list-item>
              <text:p text:style-name="P5"><text:span text:style-name="T13">I</text:span>f card is valid</text:p>
            </text:list-item>
            <text:list-item>
              <text:p text:style-name="P5">ATM ask for the <text:span text:style-name="T13">card </text:span>pin number</text:p>
            </text:list-item>
            <text:list-item>
              <text:p text:style-name="P9"><text:span text:style-name="T13">I</text:span>f pin is correct</text:p>
              <text:list>
                <text:list-item>
                  <text:p text:style-name="P7">ATM <text:span text:style-name="T1">displays the </text:span><text:span text:style-name="T22">Main</text:span><text:span text:style-name="T21"> menu </text:span><text:span text:style-name="T23">as below</text:span></text:p>
                  <text:list>
                    <text:list-item>
                      <text:p text:style-name="P8">Withdraw</text:p>
                    </text:list-item>
                    <text:list-item>
                      <text:p text:style-name="P8"><text:span text:style-name="T5">B</text:span>alance </text:p>
                    </text:list-item>
                    <text:list-item>
                      <text:p text:style-name="P8">Transfer </text:p>
                    </text:list-item>
                    <text:list-item>
                      <text:p text:style-name="P8"><text:span text:style-name="T5">T</text:span>ransactions</text:p>
                    </text:list-item>
                  </text:list>
                </text:list-item>
                <text:list-item>
                  <text:p text:style-name="P10">else the card is rejected</text:p>
                </text:list-item>
                <text:list-item>
                  <text:p text:style-name="P15">user take<text:span text:style-name="T13">s</text:span> the ca<text:span text:style-name="T17">rd</text:span></text:p>
                  <text:p text:style-name="P10"/>
                </text:list-item>
              </text:list>
            </text:list-item>
          </text:list>
        </text:list-item>
        <text:list-item>
          <text:p text:style-name="P8"><text:span text:style-name="T1">case </text:span><text:span text:style-name="T10">1</text:span><text:span text:style-name="T1">: </text:span><text:span text:style-name="T12">U</text:span><text:span text:style-name="T1">ser select </text:span><text:span text:style-name="T10">from </text:span><text:span text:style-name="T24">main </text:span><text:span text:style-name="T10">menu </text:span><text:span text:style-name="T8">W</text:span><text:span text:style-name="T6">ithdraw</text:span> </text:p>
          <text:list>
            <text:list-item>
              <text:p text:style-name="P11">ATM ask for the amount <text:span text:style-name="T5">to withdraw</text:span></text:p>
              <text:list>
                <text:list-item>
                  <text:p text:style-name="P11"><text:span text:style-name="T12">U</text:span>ser select the amount</text:p>
                </text:list-item>
                <text:list-item>
                  <text:p text:style-name="P21">The ATM displays option on how to display information to the user</text:p>
                  <text:list>
                    <text:list-item>
                      <text:p text:style-name="P21">If on screen <text:span text:style-name="T13">is selected</text:span></text:p>
                      <text:list>
                        <text:list-item>
                          <text:p text:style-name="P22">ATM displays information on screen</text:p>
                        </text:list-item>
                        <text:list-item>
                          <text:p text:style-name="P22"><text:span text:style-name="T13">User</text:span> take<text:span text:style-name="T13">s</text:span> the card</text:p>
                        </text:list-item>
                        <text:list-item>
                          <text:p text:style-name="P22"><text:span text:style-name="T1">ATM </text:span><text:span text:style-name="T2">dispense the cash</text:span></text:p>
                          <text:p text:style-name="P22"/>
                        </text:list-item>
                      </text:list>
                    </text:list-item>
                    <text:list-item>
                      <text:p text:style-name="P22">If on receipt <text:span text:style-name="T13">is selected</text:span></text:p>
                      <text:list>
                        <text:list-item>
                          <text:p text:style-name="P21">ATM prints information on receipt</text:p>
                        </text:list-item>
                        <text:list-item>
                          <text:p text:style-name="P22"><text:span text:style-name="T13">User</text:span> take<text:span text:style-name="T13">s</text:span> the card</text:p>
                        </text:list-item>
                        <text:list-item>
                          <text:p text:style-name="P23"><text:span text:style-name="T15">A</text:span><text:span text:style-name="T1">TM </text:span><text:span text:style-name="T2">dispense the cash</text:span></text:p>
                        </text:list-item>
                        <text:list-item>
                          <text:p text:style-name="P24"><text:span text:style-name="T1">ATM </text:span><text:span text:style-name="T2">dispense the </text:span><text:span text:style-name="T14">receip</text:span><text:span text:style-name="T24">t</text:span></text:p>
                          <text:p text:style-name="P24"/>
                        </text:list-item>
                      </text:list>
                    </text:list-item>
                    <text:list-item>
                      <text:p text:style-name="P25">If No thanks is selected </text:p>
                      <text:list>
                        <text:list-item>
                          <text:p text:style-name="P24"><text:span text:style-name="T13">User</text:span> take<text:span text:style-name="T13">s</text:span> the card</text:p>
                        </text:list-item>
                        <text:list-item>
                          <text:p text:style-name="P24"><text:span text:style-name="T15">A</text:span><text:span text:style-name="T1">TM </text:span><text:span text:style-name="T2">dispense the cash</text:span></text:p>
                          <text:p text:style-name="P24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else user select back to <text:span text:style-name="T24">main </text:span>menu</text:p>
              <text:p text:style-name="P16"/>
            </text:list-item>
          </text:list>
        </text:list-item>
        <text:list-item>
          <text:p text:style-name="P5">case <text:span text:style-name="T10">2</text:span><text:span text:style-name="T1">:</text:span> <text:span text:style-name="T12">U</text:span><text:span text:style-name="T1">ser selects </text:span><text:span text:style-name="T5">from </text:span><text:span text:style-name="T24">main </text:span><text:span text:style-name="T5">menu </text:span><text:span text:style-name="T7">B</text:span><text:span text:style-name="T6">alance</text:span></text:p>
          <text:list>
            <text:list-item>
              <text:p text:style-name="P10"><text:span text:style-name="T10">I</text:span>f <text:span text:style-name="T10">the</text:span> user select balance</text:p>
            </text:list-item>
            <text:list-item>
              <text:p text:style-name="P10">ATM shows the <text:span text:style-name="T5">account Balance</text:span></text:p>
            </text:list-item>
            <text:list-item>
              <text:p text:style-name="P26">ATM ask the user to quit </text:p>
            </text:list-item>
            <text:list-item>
              <text:p text:style-name="P10"><text:span text:style-name="T10">If option is quit, the ATM displays</text:span> menu</text:p>
            </text:list-item>
          </text:list>
          <text:p text:style-name="P17"/>
        </text:list-item>
        <text:list-item>
          <text:p text:style-name="P5"><text:span text:style-name="T2">case 3: </text:span><text:span text:style-name="T12">U</text:span><text:span text:style-name="T2">ser select </text:span><text:span text:style-name="T10">from menu </text:span><text:span text:style-name="T8">T</text:span><text:span text:style-name="T6">ransfer</text:span> </text:p>
          <text:list>
            <text:list-item>
              <text:p text:style-name="P12">ATM <text:span text:style-name="T2">show </text:span><text:span text:style-name="T10">mobile </text:span><text:span text:style-name="T18">airtime</text:span><text:span text:style-name="T19"> </text:span><text:span text:style-name="T20">menu</text:span></text:p>
              <text:list>
                <text:list-item>
                  <text:p text:style-name="P18">user select <text:span text:style-name="T11">from option; </text:span><text:s/><text:span text:style-name="T11">Saunalahti, Dna or Go Mobile</text:span></text:p>
                  <text:list>
                    <text:list-item>
                      <text:p text:style-name="P13">ATM <text:span text:style-name="T2">ask for the phone number</text:span></text:p>
                    </text:list-item>
                    <text:list-item>
                      <text:p text:style-name="P27">user input the phone number according to the given format and press Enter</text:p>
                    </text:list-item>
                    <text:list-item>
                      <text:p text:style-name="P18">user select the amount to transfer</text:p>
                    </text:list-item>
                    <text:list-item>
                      <text:p text:style-name="P18"><text:soft-page-break/>user confirms the transaction</text:p>
                    </text:list-item>
                    <text:list-item>
                      <text:p text:style-name="P13">ATM <text:s/><text:span text:style-name="T2">process the transaction and display</text:span><text:span text:style-name="T11">s a </text:span><text:span text:style-name="T2">success</text:span><text:span text:style-name="T11">ful</text:span><text:span text:style-name="T2"> transaction</text:span></text:p>
                    </text:list-item>
                    <text:list-item>
                      <text:p text:style-name="P13">ATM <text:s/><text:span text:style-name="T2">sends </text:span><text:span text:style-name="T11">a </text:span><text:span text:style-name="T2">confirmation message to the user’s <text:s/></text:span><text:span text:style-name="T11">mobile </text:span><text:span text:style-name="T2">phone</text:span></text:p>
                      <text:p text:style-name="P13"/>
                    </text:list-item>
                  </text:list>
                </text:list-item>
                <text:list-item>
                  <text:p text:style-name="P28"><text:span text:style-name="T10">If option is </text:span><text:span text:style-name="T16">to</text:span><text:span text:style-name="T10"> </text:span><text:span text:style-name="T17">cancel mobile airtime</text:span><text:span text:style-name="T10">, the ATM </text:span><text:span text:style-name="T16">goes bock to </text:span><text:span text:style-name="T10">displays</text:span><text:span text:style-name="T1"> menu</text:span></text:p>
                </text:list-item>
              </text:list>
            </text:list-item>
          </text:list>
        </text:list-item>
      </text:list>
      <text:p text:style-name="P3"/>
      <text:list xml:id="list204908098745196" text:continue-numbering="true" text:style-name="L1">
        <text:list-item>
          <text:list>
            <text:list-item>
              <text:p text:style-name="P29"><text:span text:style-name="T10">If option is </text:span><text:span text:style-name="T16">to</text:span><text:span text:style-name="T10"> </text:span><text:span text:style-name="T24">cancel transaction</text:span><text:span text:style-name="T10">, the ATM </text:span><text:span text:style-name="T16">goes bock to </text:span><text:span text:style-name="T10">displays </text:span><text:span text:style-name="T24">main</text:span><text:span text:style-name="T1"> menu</text:span></text:p>
              <text:list>
                <text:list-item>
                  <text:p text:style-name="P19">user takes the card</text:p>
                </text:list-item>
              </text:list>
              <text:p text:style-name="P30"/>
            </text:list-item>
          </text:list>
        </text:list-item>
        <text:list-item>
          <text:p text:style-name="P5"><text:span text:style-name="T3">case 4: </text:span><text:span text:style-name="T12">U</text:span><text:span text:style-name="T3">ser selects </text:span><text:span text:style-name="T9">T</text:span><text:span text:style-name="T6">ransactions</text:span></text:p>
          <text:list>
            <text:list-item>
              <text:p text:style-name="P14">ATM <text:span text:style-name="T3">shows the menu</text:span></text:p>
              <text:list>
                <text:list-item>
                  <text:p text:style-name="P30">use<text:span text:style-name="T25">r </text:span>select on screen </text:p>
                  <text:list>
                    <text:list-item>
                      <text:p text:style-name="P30"><text:span text:style-name="T1">ATM </text:span>displays the <text:span text:style-name="T11">transactions on screen</text:span></text:p>
                    </text:list-item>
                  </text:list>
                </text:list-item>
                <text:list-item>
                  <text:p text:style-name="P30">user select <text:span text:style-name="T25">on receipt</text:span></text:p>
                  <text:list>
                    <text:list-item>
                      <text:p text:style-name="P14">ATM <text:span text:style-name="T3">print the </text:span><text:span text:style-name="T11">transaction on </text:span><text:span text:style-name="T25">a </text:span><text:span text:style-name="T3">receipt</text:span></text:p>
                    </text:list-item>
                  </text:list>
                </text:list-item>
              </text:list>
              <text:p text:style-name="P30"/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09:43.002093975</meta:creation-date>
    <dc:date>2021-10-01T20:49:06.476076989</dc:date>
    <meta:editing-duration>PT1H44M30S</meta:editing-duration>
    <meta:editing-cycles>13</meta:editing-cycles>
    <meta:generator>LibreOffice/7.1.6.2.0$Linux_X86_64 LibreOffice_project/10$Build-2</meta:generator>
    <meta:document-statistic meta:table-count="0" meta:image-count="0" meta:object-count="0" meta:page-count="2" meta:paragraph-count="55" meta:word-count="377" meta:character-count="1899" meta:non-whitespace-character-count="1618"/>
  </office:meta>
</office:document-meta>
</file>